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FB0000039D1E70D322FBDC17D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font-size="32pt" style:font-size-asian="32pt" style:font-size-complex="3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22cm" svg:height="16.93cm" svg:x="0cm" svg:y="0cm">
          <draw:image xlink:href="Pictures/10000201000005FB0000039D1E70D322FBDC17D3.png" xlink:type="simple" xlink:show="embed" xlink:actuate="onLoad">
            <text:p/>
          </draw:image>
        </draw:frame>
        <draw:custom-shape draw:style-name="gr2" draw:text-style-name="P3" draw:layer="layout" svg:width="14.9cm" svg:height="3.4cm" svg:x="6.6cm" svg:y="2cm">
          <text:p text:style-name="P2"><text:span text:style-name="T1">STD_LABEL_LCD</text:span></text:p>
          <text:p text:style-name="P2"><text:span text:style-name="T1">EMBD_CONSOLE</text:span></text:p>
          <draw:enhanced-geometry svg:viewBox="0 0 21600 21600" draw:type="rectangle" draw:enhanced-path="M 0 0 L 21600 0 21600 21600 0 21600 0 0 Z N"/>
        </draw:custom-shape>
        <draw:ellipse draw:style-name="gr3" draw:text-style-name="P5" draw:layer="layout" svg:width="4.9cm" svg:height="4.5cm" svg:x="1.6cm" svg:y="11.2cm">
          <text:p text:style-name="P4"><text:span text:style-name="T2">STD_PUSHBT_ONOFF</text:span></text:p>
          <text:p text:style-name="P4"><text:span text:style-name="T2">INT_APP_QUIT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8.22cm" fo:page-height="16.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05T20:40:03.000448643</meta:creation-date>
    <dc:date>2016-02-17T14:01:02</dc:date>
    <meta:editing-duration>P1DT3H23M43S</meta:editing-duration>
    <meta:editing-cycles>42</meta:editing-cycles>
    <meta:generator>OpenOffice/4.1.2$Unix OpenOffice.org_project/412m3$Build-9782</meta:generator>
    <dc:creator>Gwéna LE YONDRE</dc:creator>
    <meta:document-statistic meta:object-count="3"/>
  </office:meta>
</office:document-meta>
</file>